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bb1c" officeooo:paragraph-rsid="001dbb1c"/>
    </style:style>
    <style:style style:name="P2" style:family="paragraph" style:parent-style-name="Standard">
      <style:paragraph-properties fo:text-align="start" style:justify-single-word="false"/>
      <style:text-properties officeooo:rsid="001dbb1c" officeooo:paragraph-rsid="001dbb1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righ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ización de entidades en el proyecto preliminar.</text:p>
      <text:p text:style-name="P1"><draw:frame draw:style-name="fr1" draw:name="Objeto1" text:anchor-type="paragraph" svg:x="4.877cm" svg:y="0.376cm" svg:width="8.377cm" svg:height="5.7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escripción de atributos en cada entidad.</text:p>
      <text:p text:style-name="P1"><draw:frame draw:style-name="fr2" draw:name="Objeto2" text:anchor-type="paragraph" svg:y="0.275cm" svg:width="5.078cm" svg:height="2.903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to4" text:anchor-type="paragraph" svg:y="0.108cm" svg:width="5.024cm" svg:height="2.55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3" draw:name="Objeto3" text:anchor-type="paragraph" svg:y="0.09cm" svg:width="4.655cm" svg:height="2.4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3" draw:name="Objeto9" text:anchor-type="paragraph" svg:y="0.333cm" svg:width="4.628cm" svg:height="2.887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4" draw:name="Objeto5" text:anchor-type="paragraph" svg:y="0.071cm" svg:width="4.87cm" svg:height="3.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2" draw:name="Objeto11" text:anchor-type="paragraph" svg:y="0.185cm" svg:width="4.761cm" svg:height="2.68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Objeto10" text:anchor-type="paragraph" svg:x="0cm" svg:y="1.021cm" svg:width="4.761cm" svg:height="3.089cm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3" draw:name="Objeto8" text:anchor-type="paragraph" svg:y="0.471cm" svg:width="4.628cm" svg:height="2.686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4" draw:name="Objeto7" text:anchor-type="paragraph" svg:y="1.598cm" svg:width="5.368cm" svg:height="4.867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6" text:anchor-type="paragraph" svg:x="12.935cm" svg:y="3.36cm" svg:width="4.655cm" svg:height="2.575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17:18:08.295542283</meta:creation-date>
    <dc:date>2014-08-26T17:57:47.401366862</dc:date>
    <meta:editing-duration>PT20M29S</meta:editing-duration>
    <meta:editing-cycles>1</meta:editing-cycles>
    <meta:document-statistic meta:table-count="0" meta:image-count="0" meta:object-count="11" meta:page-count="1" meta:paragraph-count="2" meta:word-count="13" meta:character-count="93" meta:non-whitespace-character-count="82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Entidades Localizadas</text:p>
          </table:table-cell>
          <table:table-cell table:style-name="ce3" office:value-type="string" calcext:value-type="string">
            <text:p>Tipo de Entidad</text:p>
          </table:table-cell>
        </table:table-row>
        <table:table-row table:style-name="ro1">
          <table:table-cell office:value-type="string" calcext:value-type="string">
            <text:p>Establecimiento</text:p>
          </table:table-cell>
          <table:table-cell office:value-type="string" calcext:value-type="string">
            <text:p>Lugar</text:p>
          </table:table-cell>
        </table:table-row>
        <table:table-row table:style-name="ro1">
          <table:table-cell office:value-type="string" calcext:value-type="string">
            <text:p>Ventas Totales</text:p>
          </table:table-cell>
          <table:table-cell office:value-type="string" calcext:value-type="string">
            <text:p>Evento</text:p>
          </table:table-cell>
        </table:table-row>
        <table:table-row table:style-name="ro1">
          <table:table-cell office:value-type="string" calcext:value-type="string">
            <text:p>Ventas por Mesa</text:p>
          </table:table-cell>
          <table:table-cell office:value-type="string" calcext:value-type="string">
            <text:p>Evento</text:p>
          </table:table-cell>
        </table:table-row>
        <table:table-row table:style-name="ro1">
          <table:table-cell office:value-type="string" calcext:value-type="string">
            <text:p>Inventario</text:p>
          </table:table-cell>
          <table:table-cell office:value-type="string" calcext:value-type="string">
            <text:p>Evento</text:p>
          </table:table-cell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Objeto</text:p>
          </table:table-cell>
        </table:table-row>
        <table:table-row table:style-name="ro1">
          <table:table-cell office:value-type="string" calcext:value-type="string">
            <text:p>Empleados</text:p>
          </table:table-cell>
          <table:table-cell office:value-type="string" calcext:value-type="string">
            <text:p>Persona</text:p>
          </table:table-cell>
        </table:table-row>
        <table:table-row table:style-name="ro1">
          <table:table-cell office:value-type="string" calcext:value-type="string">
            <text:p>Proveedores</text:p>
          </table:table-cell>
          <table:table-cell office:value-type="string" calcext:value-type="string">
            <text:p>Persona</text:p>
          </table:table-cell>
        </table:table-row>
        <table:table-row table:style-name="ro1">
          <table:table-cell office:value-type="string" calcext:value-type="string">
            <text:p>Gastos</text:p>
          </table:table-cell>
          <table:table-cell office:value-type="string" calcext:value-type="string">
            <text:p>Evento</text:p>
          </table:table-cell>
        </table:table-row>
        <table:table-row table:style-name="ro1">
          <table:table-cell office:value-type="string" calcext:value-type="string">
            <text:p>Cambio de Precios</text:p>
          </table:table-cell>
          <table:table-cell office:value-type="string" calcext:value-type="string">
            <text:p>Evento</text:p>
          </table:table-cell>
        </table:table-row>
        <table:table-row table:style-name="ro1">
          <table:table-cell office:value-type="string" calcext:value-type="string">
            <text:p>Clientes</text:p>
          </table:table-cell>
          <table:table-cell office:value-type="string" calcext:value-type="string">
            <text:p>Person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19:11.0020053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Gastos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+ Nombre Product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+ Fecha de Compra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+ Cantidad Comprada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+ Total Gastado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1:56.7819009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ambio de Preci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+ Nombre Product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+ Precio Nuev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+ Fecha de Cambio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2:03.5100044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ce4"/>
        <table:table-row table:style-name="ro1">
          <table:table-cell table:number-columns-repeated="4"/>
          <table:table-cell table:style-name="ce3" office:value-type="string" calcext:value-type="string">
            <text:p>Establecimient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 Direcci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 Telefon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 Nombre Establecimient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 Numero de mesas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0:03.4371200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ce4"/>
        <table:table-row table:style-name="ro1">
          <table:table-cell table:number-columns-repeated="5"/>
          <table:table-cell table:style-name="ce3" office:value-type="string" calcext:value-type="string">
            <text:p>Inventari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+ Existenci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+ Precio Vent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+ Nombre Producto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0:12.5482393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Ventas Totales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Fecha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Mesas del Dia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Monto vendido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0:43.0381110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 table:style-name="ce3" office:value-type="string" calcext:value-type="string">
            <text:p>Empleados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Clave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Nombre Empleado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Telefono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Puesto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Privilegios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0:53.5518176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lientes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+ Nombre client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+ Telefono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1:08.1898993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Venta Mesa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Fecha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Numero de Mesa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Producto vendido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Cantidad de producto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Sub-total de producto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Sub-total de Mesa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Total Vendido en Mesa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+ Folio de Venta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1:33.7524737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5"/>
          <table:table-cell table:style-name="ce3" office:value-type="string" calcext:value-type="string">
            <text:p>Proveedores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Nombre de Proveedor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Telefono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Direccion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1:40.8561092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cc" fo:border="0.06pt solid #000000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5"/>
          <table:table-cell table:style-name="ce3" office:value-type="string" calcext:value-type="string">
            <text:p>Producto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Nombre Proveedor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Nombre Producto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Precio Proveedor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+ Unidades Producto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17:21:48.3909127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